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text-properties fo:language="en" fo:country="US"/>
    </style:style>
    <style:style style:name="P142" style:family="paragraph" style:parent-style-name="First_20_line_20_indent">
      <style:paragraph-properties fo:text-align="justify" style:justify-single-word="false"/>
      <style:text-properties fo:language="en" fo:country="US"/>
    </style:style>
    <style:style style:name="P143" style:family="paragraph" style:parent-style-name="First_20_line_20_indent">
      <style:paragraph-properties fo:text-align="justify" style:justify-single-word="false"/>
    </style:style>
    <style:style style:name="P144" style:family="paragraph" style:parent-style-name="Text_20_body">
      <style:paragraph-properties fo:margin-left="0in" fo:margin-right="0in" fo:text-align="center" style:justify-single-word="false" fo:text-indent="0in" style:auto-text-indent="false"/>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in" style:auto-text-indent="false"/>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fo:margin-top="0in" fo:margin-bottom="0.0835in" loext:contextual-spacing="false" fo:text-align="justify" style:justify-single-word="false"/>
      <style:text-properties fo:language="en" fo:country="US"/>
    </style:style>
    <style:style style:name="P15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5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59" style:family="paragraph" style:parent-style-name="Heading_20_2">
      <style:text-properties fo:language="en" fo:country="US"/>
    </style:style>
    <style:style style:name="P160" style:family="paragraph" style:parent-style-name="Heading_20_2">
      <style:paragraph-properties fo:text-align="justify" style:justify-single-word="false"/>
    </style:style>
    <style:style style:name="P161" style:family="paragraph" style:parent-style-name="Heading_20_3">
      <style:text-properties fo:language="ru" fo:country="RU"/>
    </style:style>
    <style:style style:name="P162" style:family="paragraph" style:parent-style-name="First_20_line_20_indent">
      <style:text-properties fo:language="ru" fo:country="RU"/>
    </style:style>
    <style:style style:name="P163" style:family="paragraph" style:parent-style-name="First_20_line_20_indent">
      <style:text-properties fo:font-size="12pt" fo:language="ru" fo:country="RU" style:font-size-asian="12pt" style:font-size-complex="12pt"/>
    </style:style>
    <style:style style:name="P16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1890ba"/>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651c2"/>
    </style:style>
    <style:style style:name="T79" style:family="text">
      <style:text-properties officeooo:rsid="001769f4"/>
    </style:style>
    <style:style style:name="T80" style:family="text">
      <style:text-properties officeooo:rsid="001890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4"/>
      <text:h text:style-name="P159"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8">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8">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8">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4">***</text:p>
      <text:p text:style-name="P144"/>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8">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9"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9"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633021563444439246"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6"><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8">– <text:span text:style-name="T1">Восемь, учитель!</text:span></text:p><text:p text:style-name="P14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9"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9" text:outline-level="2">8. Стыд</text:h>
      <text:p text:style-name="P145"/>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7"/>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0">Мне печалиться не стоит</text:p><text:p text:style-name="P150">Жизнь прекрасна и полн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 —</text:p><text:p text:style-name="P150">Но друзья остались в прошлом,</text:p><text:p text:style-name="P150">Пустота пришла в мой 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9">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5"><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5"/>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9">эт правда?</text:span></text:p>
      <text:p text:style-name="P49"><text:span text:style-name="T16">– </text:span><text:span text:style-name="T59">Какая из? Их много, вообще-то. Ик!</text:span></text:p>
      <text:p text:style-name="P49"><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9"><text:span text:style-name="T16">– </text:span><text:span text:style-name="T59">Пока не умру?</text:span></text:p>
      <text:p text:style-name="P49"><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6"/>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4"/>
      <text:p text:style-name="Standard"><text:span text:style-name="T21">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9">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9">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60"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9">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5"/>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9">Центурия <text:span text:style-name="T52">–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9">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1"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1"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3"/>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2"/>
      <text:p text:style-name="P152">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9"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4"><text:span text:style-name="T11"/></text:p>
      <text:p text:style-name="P116">– С кем это вы тут разговариваете?</text:p>
      <text:p text:style-name="P116">В комнату вошла Флаттершай.</text:p>
      <text:p text:style-name="P116"/>
      <text:p text:style-name="P104"><text:soft-page-break/>Дискорд обернулся на голос. <text:span text:style-name="T78">В</text:span>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style-name="P137">… </text:p>
      <text:p text:style-name="P139">БАХ!!!</text:p>
      <text:p text:style-name="P140">…</text:p>
      <text:p text:style-name="P140"/>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text:span text:style-name="T78">н</text:span>о штоб убийца — нет, тут ты загнул. Убийца долж<text:span text:style-name="T78">е</text:span>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text:soft-page-break/></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text:span text:style-name="T79">как-нибудь </text:span>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text:span><text:span text:style-name="T19">ы </text:span><text:span text:style-name="T11">вернул</text:span><text:span text:style-name="T19">ся</text:span><text:span text:style-name="T11">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text:span text:style-name="T80">А поскольку сестрички увязали своё благополучие с твоим, приходится заботиться и о твоей никчемной тушке.</text:span></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
      <text:p text:style-name="P127"><text:span text:style-name="T11">– </text:span>Анон! <text:span text:style-name="T11">– </text:span>крикнула Эпплджек из прихожей. <text:span text:style-name="T11">– </text:span>Я слышу шум за дверью!</text:p>
      <text:p text:style-name="P127"><text:soft-page-break/>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text:span text:style-name="T80">прихожую</text:span>.</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pan text:style-name="T27">Будь храбр. Будь стоек. Будь силён. Что бы ни случилось, помни: Эквестрия с тобой. Эквестрия в тебе. Навсегда. И всегда…»</text:span></text:p>
      <text:p text:style-name="P131"/>
      <text:p text:style-name="P127"><text:soft-page-break/>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Селестия милосердная!!!</text:p>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появилась над бортиком и свесила вниз руку. Эпплджек вытянулась и протянула ей ноутбук одной рукой.</text:p>
      <text:p text:style-name="P127">НЕТ! У них не получилось!</text:p>
      <text:p text:style-name="P127">У меня враз вспотели ладони. Держаться на верёвке стало чертовски трудно.</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7">К счастью, фермерша не разжала ног.</text:p>
      <text:p text:style-name="P127"><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7"/>
      <text:p text:style-name="P127">Бляблябляблябля!!! ДА НУ ЕГО НАХУЙ — ТАКОЙ АЛЬПИНИЗМ!!!</text:p>
      <text:p text:style-name="P127">БЛЯ!!!…</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Я открыл глаза.</text:p>
      <text:p text:style-name="P127">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7">Я чуть поднял глаза и уставился в кривую морду драконикус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7"/>
      <text:p text:style-name="P127">…</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искорд расправил крылья и начал короткую пробежку к краю.</text:p>
      <text:p text:style-name="P127"><text:soft-page-break/><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7"/>
      <text:p text:style-name="P127">…ограда края крыши промелькнула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казалось, что ноутбук охватило до боли знакомое многоцветное сияние.</text:p>
      <text:p text:style-name="P127">Перед нами увеличивалась громада моей высотки.</text:p>
      <text:p text:style-name="P12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отвернулась и закрыла глаза.</text:p>
      <text:p text:style-name="P127">– ВНИМАНИЕ!!! – заорал Дискорд, сложил крылья и влетел в коридор.</text:p>
      <text:p text:style-name="P127"/>
      <text:p text:style-name="P128">***</text:p>
      <text:p text:style-name="P127"/>
      <text:p text:style-name="P127">Бля!!!</text:p>
      <text:h text:style-name="Heading_20_2" text:outline-level="2"/>
      <text:h text:style-name="Heading_20_2" text:outline-level="2"><text:span text:style-name="T1">30</text:span>. Разговор за столиком в <text:span text:style-name="T1">ночи</text:span></text:h>
      <text:p text:style-name="P141"/>
      <text:p text:style-name="P143">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рямо как сейчас. Как говорится, найди десять отличий.</text:p>
      <text:p text:style-name="P138">Вот только… Только Дэш была бы жива…</text:p>
      <text:p text:style-name="P142">Я тяжело вздохнул.</text:p>
      <text:p text:style-name="P142"/>
      <text:p text:style-name="P142">…</text:p>
      <text:p text:style-name="P142"/>
      <text:p text:style-name="P14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text:soft-page-break/>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text:soft-page-break/>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text:soft-page-break/>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text:soft-page-break/></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text:soft-page-break/>–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1"/>
      <text:p text:style-name="P110"><text:span text:style-name="T18">– </text:span><text:span text:style-name="T52">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10">…</text:p>
      <text:p text:style-name="P110">Факн щит<text:note text:id="ftn22" text:note-class="footnote"><text:note-citation>22</text:note-citation><text:note-body><text:p text:style-name="P148">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text:soft-page-break/>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text:soft-page-break/>–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text:soft-page-break/></text:p>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text:soft-page-break/>–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9"/>
      <text:p text:style-name="P119">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oft-page-break/><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12T19:05:45.358833573</dc:date>
    <meta:editing-duration>P166DT17H34M47S</meta:editing-duration>
    <meta:editing-cycles>10591</meta:editing-cycles>
    <meta:generator>LibreOffice/5.1.6.2$Linux_X86_64 LibreOffice_project/10m0$Build-2</meta:generator>
    <meta:printed-by>макс </meta:printed-by>
    <meta:print-date>2017-08-23T21:51:29.95</meta:print-date>
    <meta:document-statistic meta:table-count="0" meta:image-count="0" meta:object-count="0" meta:page-count="284" meta:paragraph-count="5059" meta:word-count="106061" meta:character-count="702882" meta:non-whitespace-character-count="597214"/>
  </office:meta>
</office:document-meta>
</file>